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 style:parent-style-name="Graphics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in, 0in, 0in, 0in)" draw:stroke="none"/>
    </style:style>
    <style:style style:family="graphic" style:name="a384" style:parent-style-name="Graphics">
      <style:graphic-properties draw:fill="none" fo:clip="rect(0in, 0in, 0in, 0in)" draw:stroke="none"/>
    </style:style>
    <style:style style:family="graphic" style:name="a385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80" draw:master-page-name="Master1-Layout1-title-Başlık-Slaydı" presentation:presentation-page-layout-name="Master1-PPL1" draw:id="Slide-256">
        <draw:frame draw:id="id63" presentation:style-name="a381" draw:name="Başlık 1" svg:x="1.50723in" svg:y="1.14109in" svg:width="5.15944in" svg:height="1.41968in" presentation:class="title" presentation:placeholder="true">
          <draw:text-box/>
          <svg:title/>
          <svg:desc/>
        </draw:frame>
        <draw:frame draw:id="id64" presentation:style-name="a382" draw:name="Alt Başlık 2" svg:x="3.26406in" svg:y="4.99099in" svg:width="3.7502in" svg:height="1.05404in" presentation:class="subtitle" presentation:placeholder="true">
          <draw:text-box/>
          <svg:title/>
          <svg:desc/>
        </draw:frame>
        <draw:frame draw:id="id65" draw:style-name="a383" draw:name="Picture 2" svg:x="-0.05376in" svg:y="-0in" svg:width="7.48723in" svg:height="4.21235in" style:rel-width="scale" style:rel-height="scale">
          <draw:image xlink:href="media/image1.jpeg" xlink:type="simple" xlink:show="embed" xlink:actuate="onLoad"/>
          <svg:title/>
          <svg:desc>Sininen kivitalo. Iso ruudullinen pääikkuna.</svg:desc>
        </draw:frame>
        <draw:frame draw:id="id66" draw:style-name="a384" draw:name="Picture 4" svg:x="7.43347in" svg:y="0.02314in" svg:width="5.89863in" svg:height="4.18921in" style:rel-width="scale" style:rel-height="scale">
          <draw:image xlink:href="media/image2.jpeg" xlink:type="simple" xlink:show="embed" xlink:actuate="onLoad"/>
          <svg:title/>
          <svg:desc>Volvo Xc90</svg:desc>
        </draw:frame>
        <draw:frame draw:id="id67" draw:style-name="a385" draw:name="Picture 6" svg:x="-0.04564in" svg:y="4.04338in" svg:width="8.06312in" svg:height="3.56812in" style:rel-width="scale" style:rel-height="scale">
          <draw:image xlink:href="media/image3.jpeg" xlink:type="simple" xlink:show="embed" xlink:actuate="onLoad"/>
          <svg:title/>
          <svg:desc>Tech Startups: Cut Costs During International Growth | Velocity Global</svg:desc>
        </draw:frame>
        <draw:frame draw:id="id68" draw:style-name="a386" draw:name="Picture 8" svg:x="8.01748in" svg:y="4.11402in" svg:width="5.13306in" svg:height="3.37262in" style:rel-width="scale" style:rel-height="scale">
          <draw:image xlink:href="media/image4.jpeg" xlink:type="simple" xlink:show="embed" xlink:actuate="onLoad"/>
          <svg:title/>
          <svg:desc>Ailemle mutlu değilim, çünkü..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aşlık Slaydı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Başlık ve İçerik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Bölüm Üst Bilgis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İki İçerik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arşılaştırm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Yalnızca Başlı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oş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Başlıklı İçerik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aşlıklı Resi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aşlık ve Dikey Metin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ikey Başlık ve Metin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sı" style:page-layout-name="pageLayout1" draw:style-name="a0">
      <draw:frame draw:id="id0" presentation:style-name="a4" draw:name="Başlık Yer Tutucusu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Asıl başlık stilini düzenlemek için tıklayın</text:span><text:span text:style-name="a2" text:class-names=""/></text:p>
        </draw:text-box>
        <svg:title/>
        <svg:desc/>
      </draw:frame>
      <draw:frame draw:id="id1" presentation:style-name="a21" draw:name="Metin Yer Tutucusu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Asıl metin stillerini düzenlemek için tıklayı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İkinci düzey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Beşinci düzey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Veri Yer Tutucusu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Alt Bilgi Yer Tutucusu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ayt Numarası Yer Tutucusu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Başlık-Slaydı" style:page-layout-name="pageLayout1" draw:style-name="a34">
      <draw:frame draw:id="id5" presentation:style-name="a38" draw:name="Başlık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Asıl başlık stilini düzenlemek için tıklayın</text:span><text:span text:style-name="a36" text:class-names=""/></text:p>
        </draw:text-box>
        <svg:title/>
        <svg:desc/>
      </draw:frame>
      <draw:frame draw:id="id6" presentation:style-name="a42" draw:name="Alt Başlık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Asıl alt başlık stilini düzenlemek için tıklayın</text:span><text:span text:style-name="a40" text:class-names=""/></text:p>
        </draw:text-box>
        <svg:title/>
        <svg:desc/>
      </draw:frame>
      <draw:frame draw:id="id7" presentation:style-name="a47" draw:name="Veri Yer Tutucusu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Alt Bilgi Yer Tutucusu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ayt Numarası Yer Tutucusu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Başlık-ve-İçerik" style:page-layout-name="pageLayout1" draw:style-name="a55">
      <draw:frame draw:id="id10" presentation:style-name="a59" draw:name="Başlık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Asıl başlık stilini düzenlemek için tıklayın</text:span><text:span text:style-name="a57" text:class-names=""/></text:p>
        </draw:text-box>
        <svg:title/>
        <svg:desc/>
      </draw:frame>
      <draw:frame draw:id="id11" presentation:style-name="a76" draw:name="İçerik Yer Tutucus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Asıl metin stillerini düzenlemek için tıklayı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İkinci düzey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Beşinci düzey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Veri Yer Tutucusu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Alt Bilgi Yer Tutucusu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ayt Numarası Yer Tutucusu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Bölüm-Üst-Bilgisi" style:page-layout-name="pageLayout1" draw:style-name="a89">
      <draw:frame draw:id="id15" presentation:style-name="a93" draw:name="Başlık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Asıl başlık stilini düzenlemek için tıklayın</text:span><text:span text:style-name="a91" text:class-names=""/></text:p>
        </draw:text-box>
        <svg:title/>
        <svg:desc/>
      </draw:frame>
      <draw:frame draw:id="id16" presentation:style-name="a97" draw:name="Metin Yer Tutucusu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Asıl metin stillerini düzenlemek için tıklayın</text:span></text:p>
            </text:list-item>
          </text:list>
        </draw:text-box>
        <svg:title/>
        <svg:desc/>
      </draw:frame>
      <draw:frame draw:id="id17" presentation:style-name="a102" draw:name="Veri Yer Tutucusu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Alt Bilgi Yer Tutucusu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ayt Numarası Yer Tutucusu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İki-İçerik" style:page-layout-name="pageLayout1" draw:style-name="a110">
      <draw:frame draw:id="id20" presentation:style-name="a114" draw:name="Başlık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Asıl başlık stilini düzenlemek için tıklayın</text:span><text:span text:style-name="a112" text:class-names=""/></text:p>
        </draw:text-box>
        <svg:title/>
        <svg:desc/>
      </draw:frame>
      <draw:frame draw:id="id21" presentation:style-name="a131" draw:name="İçerik Yer Tutucus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Asıl metin stillerini düzenlemek için tıklayı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İkinci düzey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Beşinci düzey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İçerik Yer Tutucus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Asıl metin stillerini düzenlemek için tıklayı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İkinci düzey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Beşinci düzey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Veri Yer Tutucusu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Alt Bilgi Yer Tutucusu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ayt Numarası Yer Tutucusu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Karşılaştırma" style:page-layout-name="pageLayout1" draw:style-name="a161">
      <draw:frame draw:id="id26" presentation:style-name="a165" draw:name="Başlık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Asıl başlık stilini düzenlemek için tıklayın</text:span><text:span text:style-name="a163" text:class-names=""/></text:p>
        </draw:text-box>
        <svg:title/>
        <svg:desc/>
      </draw:frame>
      <draw:frame draw:id="id27" presentation:style-name="a169" draw:name="Metin Yer Tutucusu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Asıl metin stillerini düzenlemek için tıklayın</text:span></text:p>
            </text:list-item>
          </text:list>
        </draw:text-box>
        <svg:title/>
        <svg:desc/>
      </draw:frame>
      <draw:frame draw:id="id28" presentation:style-name="a186" draw:name="İçerik Yer Tutucus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Asıl metin stillerini düzenlemek için tıklayı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İkinci düzey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Beşinci düzey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Metin Yer Tutucusu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Asıl metin stillerini düzenlemek için tıklayın</text:span></text:p>
            </text:list-item>
          </text:list>
        </draw:text-box>
        <svg:title/>
        <svg:desc/>
      </draw:frame>
      <draw:frame draw:id="id30" presentation:style-name="a207" draw:name="İçerik Yer Tutucus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Asıl metin stillerini düzenlemek için tıklayı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İkinci düzey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Beşinci düzey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Veri Yer Tutucusu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Alt Bilgi Yer Tutucusu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ayt Numarası Yer Tutucusu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Yalnızca-Başlık" style:page-layout-name="pageLayout1" draw:style-name="a220">
      <draw:frame draw:id="id34" presentation:style-name="a224" draw:name="Başlık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Asıl başlık stilini düzenlemek için tıklayın</text:span><text:span text:style-name="a222" text:class-names=""/></text:p>
        </draw:text-box>
        <svg:title/>
        <svg:desc/>
      </draw:frame>
      <draw:frame draw:id="id35" presentation:style-name="a229" draw:name="Veri Yer Tutucusu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Alt Bilgi Yer Tutucusu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ayt Numarası Yer Tutucusu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oş" style:page-layout-name="pageLayout1" draw:style-name="a237">
      <draw:frame draw:id="id38" presentation:style-name="a242" draw:name="Veri Yer Tutucusu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Alt Bilgi Yer Tutucusu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ayt Numarası Yer Tutucusu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Başlıklı-İçerik" style:page-layout-name="pageLayout1" draw:style-name="a250">
      <draw:frame draw:id="id41" presentation:style-name="a254" draw:name="Başlık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Asıl başlık stilini düzenlemek için tıklayın</text:span><text:span text:style-name="a252" text:class-names=""/></text:p>
        </draw:text-box>
        <svg:title/>
        <svg:desc/>
      </draw:frame>
      <draw:frame draw:id="id42" presentation:style-name="a271" draw:name="İçerik Yer Tutucus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Asıl metin stillerini düzenlemek için tıklayı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İkinci düzey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Beşinci düzey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Metin Yer Tutucusu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Asıl metin stillerini düzenlemek için tıklayın</text:span></text:p>
            </text:list-item>
          </text:list>
        </draw:text-box>
        <svg:title/>
        <svg:desc/>
      </draw:frame>
      <draw:frame draw:id="id44" presentation:style-name="a280" draw:name="Veri Yer Tutucusu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Alt Bilgi Yer Tutucusu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ayt Numarası Yer Tutucusu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aşlıklı-Resim" style:page-layout-name="pageLayout1" draw:style-name="a288">
      <draw:frame draw:id="id47" presentation:style-name="a292" draw:name="Başlık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Asıl başlık stilini düzenlemek için tıklayın</text:span><text:span text:style-name="a290" text:class-names=""/></text:p>
        </draw:text-box>
        <svg:title/>
        <svg:desc/>
      </draw:frame>
      <draw:frame draw:id="id48" presentation:style-name="a295" draw:name="Resim Yer Tutucusu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Metin Yer Tutucusu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Asıl metin stillerini düzenlemek için tıklayın</text:span></text:p>
            </text:list-item>
          </text:list>
        </draw:text-box>
        <svg:title/>
        <svg:desc/>
      </draw:frame>
      <draw:frame draw:id="id50" presentation:style-name="a304" draw:name="Veri Yer Tutucusu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Alt Bilgi Yer Tutucusu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ayt Numarası Yer Tutucusu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Başlık-ve-Dikey-Metin" style:page-layout-name="pageLayout1" draw:style-name="a312">
      <draw:frame draw:id="id53" presentation:style-name="a316" draw:name="Başlık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Asıl başlık stilini düzenlemek için tıklayın</text:span><text:span text:style-name="a314" text:class-names=""/></text:p>
        </draw:text-box>
        <svg:title/>
        <svg:desc/>
      </draw:frame>
      <draw:frame draw:id="id54" presentation:style-name="a333" draw:name="Dikey Metin Yer Tutucusu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Asıl metin stillerini düzenlemek için tıklayı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İkinci düzey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Beşinci düzey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Veri Yer Tutucusu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Alt Bilgi Yer Tutucusu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ayt Numarası Yer Tutucusu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Dikey-Başlık-ve-Metin" style:page-layout-name="pageLayout1" draw:style-name="a346">
      <draw:frame draw:id="id58" presentation:style-name="a350" draw:name="Dikey Başlık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Asıl başlık stilini düzenlemek için tıklayın</text:span><text:span text:style-name="a348" text:class-names=""/></text:p>
        </draw:text-box>
        <svg:title/>
        <svg:desc/>
      </draw:frame>
      <draw:frame draw:id="id59" presentation:style-name="a367" draw:name="Dikey Metin Yer Tutucusu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Asıl metin stillerini düzenlemek için tıklayı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İkinci düzey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Beşinci düzey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Veri Yer Tutucusu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Alt Bilgi Yer Tutucusu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ayt Numarası Yer Tutucusu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Sunusu</dc:title>
    <meta:initial-creator>358466175260</meta:initial-creator>
    <dc:creator>358466175260</dc:creator>
    <meta:creation-date>2021-03-05T11:57:47Z</meta:creation-date>
    <dc:date>2021-03-05T13:18:38Z</dc:date>
    <meta:editing-cycles>3</meta:editing-cycles>
    <meta:editing-duration>PT4850S</meta:editing-duration>
    <meta:document-statistic meta:paragraph-count="0" meta:word-count="0"/>
  </office:meta>
</office:document-meta>
</file>